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officeooo:rsid="001e4647" officeooo:paragraph-rsid="001336ca"/>
    </style:style>
    <style:style style:name="P6" style:family="paragraph" style:parent-style-name="Standard">
      <style:text-properties officeooo:rsid="0008c033" officeooo:paragraph-rsid="0008c033"/>
    </style:style>
    <style:style style:name="P7" style:family="paragraph" style:parent-style-name="Standard">
      <style:text-properties officeooo:rsid="0008c033" officeooo:paragraph-rsid="0026fc93"/>
    </style:style>
    <style:style style:name="P8" style:family="paragraph" style:parent-style-name="Standard">
      <style:text-properties officeooo:rsid="00093f40" officeooo:paragraph-rsid="0008c033"/>
    </style:style>
    <style:style style:name="P9" style:family="paragraph" style:parent-style-name="Standard" style:list-style-name="Numerazione_20_UC"/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2180dd" officeooo:paragraph-rsid="002180dd"/>
    </style:style>
    <style:style style:name="P14" style:family="paragraph" style:parent-style-name="Azione_20_sistema">
      <style:text-properties officeooo:paragraph-rsid="002662e8"/>
    </style:style>
    <style:style style:name="P15" style:family="paragraph" style:parent-style-name="Azione_20_sistema" style:list-style-name="Numerazione_20_UC">
      <style:text-properties officeooo:paragraph-rsid="0026fc93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paragraph-rsid="002662e8"/>
    </style:style>
    <style:style style:name="P17" style:family="paragraph" style:parent-style-name="Azione_20_attore" style:list-style-name="">
      <style:text-properties officeooo:rsid="002180dd" officeooo:paragraph-rsid="002180dd"/>
    </style:style>
    <style:style style:name="P18" style:family="paragraph" style:parent-style-name="Table_20_Contents">
      <style:text-properties officeooo:rsid="0008c033" officeooo:paragraph-rsid="0026fc9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4309"/>
    </style:style>
    <style:style style:name="T14" style:family="text">
      <style:text-properties officeooo:rsid="00248bad"/>
    </style:style>
    <style:style style:name="T15" style:family="text">
      <style:text-properties officeooo:rsid="0028069e"/>
    </style:style>
    <style:style style:name="T16" style:family="text">
      <style:text-properties officeooo:rsid="0024e6d8"/>
    </style:style>
    <style:style style:name="T17" style:family="text">
      <style:text-properties officeooo:rsid="0008c033"/>
    </style:style>
    <style:style style:name="T18" style:family="text">
      <style:text-properties officeooo:rsid="002635a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Standard"><text:span text:style-name="T16">Psicopedagogo</text:span> <text:span text:style-name="T13">ricerca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2">Iniziato da: </text:span><text:span text:style-name="T15"><text:s/></text:span><text:span text:style-name="T16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accede al sistema e viene riconosciuto come <text:span text:style-name="T15"><text:s/></text:span><text:span text:style-name="T16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66689" text:style-name="Numerazione_20_UC">
              <text:list-item>
                <text:p text:style-name="P9"><text:span text:style-name="T15">Lo </text:span><text:span text:style-name="T16">Psicopedagogo</text:span> accede alla sezione <text:span text:style-name="T7">Eventi</text:span><text:span text:style-name="T5"> </text:span><text:span text:style-name="T6">(include Visualizza </text:span><text:span text:style-name="T7">Eventi</text:span><text:span text:style-name="T6">)</text:span></text:p>
                <text:p text:style-name="P11"/>
              </text:list-item>
              <text:list-item>
                <text:p text:style-name="P14"><text:span text:style-name="T17">Il sistema </text:span><text:span text:style-name="T3">visualizza</text:span><text:span text:style-name="T17"> </text:span><text:span text:style-name="T8">la lista degli eventi </text:span></text:p>
                <text:p text:style-name="P16"><text:span text:style-name="T8"/></text:p>
              </text:list-item>
              <text:list-item>
                <text:p text:style-name="P15"><text:span text:style-name="T15">Lo </text:span><text:span text:style-name="T16">Psicopedagogo</text:span> ricerca <text:span text:style-name="T14">un evento <text:s/></text:span><text:span text:style-name="T18">tramite la funzione apposita</text:span>(include Ricerca evento)</text:p>
              </text:list-item>
            </text:list>
            <text:p text:style-name="P12"/>
            <text:list xml:id="list35589856" text:continue-numbering="true" text:style-name="Numerazione_20_UC">
              <text:list-item>
                <text:p text:style-name="P13">Il sistema mostra i dettagli dell' evento ricercat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8"><text:span text:style-name="T15">Lo </text:span><text:span text:style-name="T16">Psicopedagogo</text:span> <text:span text:style-name="T8">ha visualizzato </text:span>correttamente<text:span text:style-name="T5"> </text:span><text:span text:style-name="T8">la lista</text:span><text:span text:style-name="T4">, </text:span><text:span text:style-name="T9">ha ricercato un evento specifico dalla lista e il sistema ne ha visualizzato i dettagli.</text:span></text:p>
            <text:p text:style-name="P7"><text:span text:style-name="T15">Lo </text:span><text:span text:style-name="T16">Psicopedagogo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62790" text:style-name="L1">
              <text:list-header>
                <text:p text:style-name="P10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59S</meta:editing-duration>
    <meta:editing-cycles>27</meta:editing-cycles>
    <meta:generator>LibreOffice/3.6$Windows_x86 LibreOffice_project/da8c1e6-fd468f4-454e206-f42a4a9-143cfd</meta:generator>
    <dc:date>2012-10-19T15:46:55.19</dc:date>
    <meta:document-statistic meta:table-count="1" meta:image-count="0" meta:object-count="0" meta:page-count="1" meta:paragraph-count="20" meta:word-count="137" meta:character-count="916" meta:non-whitespace-character-count="798"/>
  </office:meta>
</office:document-meta>
</file>